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20pt" style:font-size-asian="20pt" style:font-size-complex="20pt"/>
    </style:style>
    <style:style style:name="T2" style:parent-style-name="Standaardalinea-lettertype"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3" style:parent-style-name="Standaardalinea-lettertype" style:family="text">
      <style:text-properties style:text-underline-type="single" style:text-underline-style="solid" style:text-underline-width="auto" style:text-underline-mode="continuous"/>
    </style:style>
    <style:style style:name="T4" style:parent-style-name="Standaardalinea-lettertype" style:family="text">
      <style:text-properties style:text-underline-type="single" style:text-underline-style="solid" style:text-underline-width="auto" style:text-underline-mode="continuous"/>
    </style:style>
    <style:style style:name="T5" style:parent-style-name="Standaardalinea-lettertype" style:family="text">
      <style:text-properties fo:font-weight="bold" style:font-weight-asian="bold" fo:font-size="14pt" style:font-size-asian="14pt" style:font-size-complex="14pt"/>
    </style:style>
    <style:style style:name="T6" style:parent-style-name="Standaardalinea-lettertype" style:family="text">
      <style:text-properties fo:font-size="14pt" style:font-size-asian="14pt" style:font-size-complex="14pt"/>
    </style:style>
    <style:style style:name="T7" style:parent-style-name="Standaardalinea-lettertype" style:family="text">
      <style:text-properties fo:font-weight="bold" style:font-weight-asian="bold" fo:font-size="14pt" style:font-size-asian="14pt" style:font-size-complex="14pt"/>
    </style:style>
    <style:style style:name="T8" style:parent-style-name="Standaardalinea-lettertype" style:family="text">
      <style:text-properties fo:font-weight="bold" style:font-weight-asian="bold" fo:font-size="14pt" style:font-size-asian="14pt" style:font-size-complex="14pt"/>
    </style:style>
    <style:style style:name="T9" style:parent-style-name="Standaardalinea-lettertype" style:family="text">
      <style:text-properties fo:font-weight="bold" style:font-weight-asian="bold" fo:font-size="14pt" style:font-size-asian="14pt" style:font-size-complex="14pt"/>
    </style:style>
    <style:style style:name="T10" style:parent-style-name="Standaardalinea-lettertype" style:family="text">
      <style:text-properties fo:font-weight="bold" style:font-weight-asian="bold" fo:font-size="14pt" style:font-size-asian="14pt" style:font-size-complex="14pt"/>
    </style:style>
    <style:style style:name="T11" style:parent-style-name="Standaardalinea-lettertype" style:family="text">
      <style:text-properties fo:font-weight="bold" style:font-weight-asian="bold" fo:font-size="14pt" style:font-size-asian="14pt" style:font-size-complex="14pt"/>
    </style:style>
    <style:style style:name="T12" style:parent-style-name="Standaardalinea-lettertype"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13" style:parent-style-name="Standaardalinea-lettertype" style:family="text">
      <style:text-properties style:text-underline-type="single" style:text-underline-style="solid" style:text-underline-width="auto" style:text-underline-mode="continuous"/>
    </style:style>
    <style:style style:name="T14" style:parent-style-name="Standaardalinea-lettertype" style:family="text">
      <style:text-properties style:text-underline-type="single" style:text-underline-style="solid" style:text-underline-width="auto" style:text-underline-mode="continuous"/>
    </style:style>
    <style:style style:name="T15" style:parent-style-name="Standaardalinea-lettertype" style:family="text">
      <style:text-properties style:text-underline-type="single" style:text-underline-style="solid" style:text-underline-width="auto" style:text-underline-mode="continuous"/>
    </style:style>
    <style:style style:name="P16" style:parent-style-name="Standaard" style:family="paragraph">
      <style:text-properties fo:font-size="20pt" style:font-size-asian="20pt" style:font-size-complex="20pt"/>
    </style:style>
    <style:style style:name="P17" style:parent-style-name="Standaard" style:family="paragraph">
      <style:text-properties fo:font-size="20pt" style:font-size-asian="20pt" style:font-size-complex="20pt"/>
    </style:style>
    <style:style style:name="P18" style:parent-style-name="Standaard" style:family="paragraph">
      <style:text-properties fo:font-size="20pt" style:font-size-asian="20pt" style:font-size-complex="20pt"/>
    </style:style>
    <style:style style:name="P19" style:parent-style-name="Standaard" style:family="paragraph">
      <style:text-properties fo:font-size="20pt" style:font-size-asian="20pt" style:font-size-complex="20pt"/>
    </style:style>
    <style:style style:name="P20" style:parent-style-name="Standaard" style:family="paragraph">
      <style:text-properties fo:font-size="20pt" style:font-size-asian="20pt" style:font-size-complex="20pt"/>
    </style:style>
    <style:style style:name="P21" style:parent-style-name="Standaard" style:family="paragraph">
      <style:text-properties fo:font-size="20pt" style:font-size-asian="20pt" style:font-size-complex="20pt"/>
    </style:style>
    <style:style style:name="T22" style:parent-style-name="Standaardalinea-lettertype" style:family="text">
      <style:text-properties fo:font-size="20pt" style:font-size-asian="20pt" style:font-size-complex="20pt"/>
    </style:style>
    <style:style style:name="P23" style:parent-style-name="Standaard" style:family="paragraph">
      <style:text-properties fo:font-size="20pt" style:font-size-asian="20pt" style:font-size-complex="20pt"/>
    </style:style>
    <style:style style:name="P24" style:parent-style-name="Standaard" style:family="paragraph">
      <style:text-properties fo:font-size="20pt" style:font-size-asian="20pt" style:font-size-complex="20pt"/>
    </style:style>
    <style:style style:name="P25" style:parent-style-name="Standaard" style:family="paragraph">
      <style:text-properties fo:font-size="20pt" style:font-size-asian="20pt" style:font-size-complex="20pt"/>
    </style:style>
    <style:style style:name="P26" style:parent-style-name="Standaard" style:family="paragraph">
      <style:text-properties fo:font-size="20pt" style:font-size-asian="20pt" style:font-size-complex="20pt"/>
    </style:style>
    <style:style style:name="P27" style:parent-style-name="Standaard" style:family="paragraph">
      <style:text-properties fo:font-size="20pt" style:font-size-asian="20pt" style:font-size-complex="20pt"/>
    </style:style>
  </office:automatic-styles>
  <office:body>
    <office:text text:use-soft-page-breaks="true">
      <text:p text:style-name="P1">Wat moet in presentatie</text:p>
      <text:p text:style-name="Geenafstand"><text:span text:style-name="T2">Team(Order 66)</text:span><text:span text:style-name="T3"><text:line-break/></text:span><text:span text:style-name="T4">Voorstellen groep</text:span><text:line-break/><text:line-break/><text:span text:style-name="T5">GDD behandeling(Nina’s Big Little Adventure en Gameplay)</text:span><text:line-break/>Introstory(Nina’s Big Little Adventure)<text:line-break/>Uitleg gekozen zone(Gameplay)<text:line-break/>Mechanics game(Gameplay)<text:line-break/>Uniek Aspect van game(Gameplay)<text:line-break/>Puzzel uitleg(Gameplay)<text:line-break/>Uitleg enemies(Gameplay)<text:line-break/>Creativiteit en vindingrijkheid(Gameplay)</text:p>
      <text:p text:style-name="Standaard"><text:span text:style-name="T6"><text:line-break/></text:span><text:span text:style-name="T7">Art Style(Art)</text:span><text:line-break/>Concept Art<text:line-break/>Artstyle keuze onderbouwing<text:line-break/></text:p>
      <text:p text:style-name="Standaard"><text:span text:style-name="T8">Planning(Planning)</text:span><text:line-break/>Backlog<text:line-break/>Assetlist met tijdsinschatting<text:line-break/>Taakverdeling uitleg</text:p>
      <text:p text:style-name="Standaard"><text:line-break/><text:span text:style-name="T9">UX/Level design(Gameflow)</text:span><text:line-break/>Uitleg Zones<text:line-break/>Uitleg puzzle<text:line-break/>Uitleg fun to play factor<text:line-break/>Uitleg met hoe de game informatie communiceert met de gebruiker<text:line-break/>Uitleg van flow met begin tot eind<text:line-break/><text:line-break/><text:span text:style-name="T10">Code(Codes)</text:span><text:line-break/>Schematisch overzicht van de op te<text:s/>leveren code<text:line-break/>Structuur uitleg<text:line-break/><text:line-break/><text:span text:style-name="T11">Opleveren(Einddoel)</text:span><text:line-break/>Uitleg van het doel wat voor ogen is aan het einde van Sprint 2<text:line-break/>Uitleg wat de bedoeling is van de game tijdens de prototype presentatie<text:line-break/><text:line-break/><text:span text:style-name="T12">Presentatie(Niet Nodig A.T.M.)</text:span><text:span text:style-name="T13"><text:line-break/></text:span><text:span text:style-name="T14">Netheid, secuurheid, orde en overzich</text:span><text:span text:style-name="T15">telijkheid</text:span></text:p>
      <text:p text:style-name="P16"/>
      <text:p text:style-name="P17"/>
      <text:soft-page-break/>
      <text:p text:style-name="P18">Introductie</text:p>
      <text:p text:style-name="Standaard">Dit is de presentatie voor het spel Nina’s Big Little Adventure, gemaakt door het project groep Order 66.</text:p>
      <text:p text:style-name="P19">De Order 66</text:p>
      <text:p text:style-name="Standaard">Ons groepje bestaat uit 6 mensen ieder met zijn eigen taak in de groep.</text:p>
      <text:p text:style-name="Standaard">Producer:<text:s/><text:tab/><text:tab/>Killian Faas<text:line-break/>Planning manager:<text:tab/>Harold de Jong<text:line-break/>Lead artist:<text:s/><text:tab/><text:tab/>Jesse Ackhurst<text:line-break/>Lead developer:<text:tab/>Alieke van der Lelie<text:line-break/>Level designer:<text:tab/><text:tab/>Ruben de Water<text:line-break/>UX designer:<text:tab/><text:tab/>Mack Mendes Moreira</text:p>
      <text:p text:style-name="P20">Nina’s Big Little Adventure</text:p>
      <text:p text:style-name="Standaard">Het verhaal van de game is dat de dochter van een uitvinder, de hoofdpersoon,<text:s/>Nina door een bizarre ongeluk geraakt door de krimpstraal van haar vader. Nu 2,5 cm hoog en omringt door de kleine gevaren die zich in haar tuin bevinden. Moet Nina terug naar de schuur, waar al haar vaders uitvindingen zich bevinden en een manier vinden op terug te groeien naar haar originele hoogte! Maar of dit wel zo makkelijk gaat met de gevaren die zich op haar pad bevinden is nog maar de vraag. Gelukkig zit Nina op schermen en is haar houten speelgoed zwaard met haar mee gekrompen.</text:p>
      <text:p text:style-name="P21">Gameplay</text:p>
      <text:p text:style-name="Standaard">De gameplay is vergelijkbaar met ander 3d platforming adventure game voor kinderen. Het spel bevat verscheidene puzzel elementen en een licht vecht systeem. Het vecht systeem bestaat uit een 1 button combo en een schildje om schade op te vangen.</text:p>
      <text:p text:style-name="Standaard"><text:s/>Door de playthrough<text:s/>heen zullen de enemies sterker worden, door meer schade te toen op de speler en meer levenspunten hebben. Uiteraard groeit de speler door haar wapen en schild te upgraden.</text:p>
      <text:p text:style-name="Standaard">De speler moet verscheidene uitdagingen overwinnen om naar het volgende level te gaan.<text:s/></text:p>
      <text:p text:style-name="Standaard"><text:line-break/><text:span text:style-name="T22">Artstyle</text:span></text:p>
      <text:p text:style-name="Standaard">Onze artstyle is gebaseerd op de PBR van de game Last of us, maar wat vrolijker. Hiermee hopen we een kindvriendelijk spel te maken dat toch realistischer oogt dan de meeste kinderspellen.<text:s/></text:p>
      <text:p text:style-name="Standaard">Voor onze scenes die wij laten zien tijdens de<text:s/>introductie en outroductie van het spel. Gaan wij afbeelding gebruiken, deze afbeeldingen vertellen kort wat er gebeurd.</text:p>
      <text:p text:style-name="Standaard">Enemies zijn voor nu palette swaps die we later misschien zullen vervangen met nieuwe enemies.<text:line-break/>we proberen meerdere alledaagse objecten<text:s/>in de levels te plaatsen, om er voor te zorgen dat de speler zich heel klein voelt. <text:s/></text:p>
      <text:soft-page-break/>
      <text:p text:style-name="P23">Codes</text:p>
      <text:p text:style-name="Standaard">De planning van onze code is in 3 minisprintjes geplaatst. Ieder sprint is 2 weken groot en voor de eerste sprint hebben we 6 weken, we hebben dus genoeg ruimte om<text:s/>flexibele veranderingen aan onze werkwijze en planning te geven. Ook hebben we meer dan genoeg voor onze scripts, voor het geval dat we meer moeite hebben met bepaalde scripts.</text:p>
      <text:p text:style-name="P24">Planning</text:p>
      <text:p text:style-name="Standaard">We hebben onze planning gemaakt in Excel en onze backlog in Trello. We hebben de planning in twee verschillende groepjes los van elkaar gemaakt en later voegde de planningsmaster de twee plannings met elkaar. We zijn eerst begonnen met de planning van de programmeurs en de artiesten bedachten hun planning een week later. Op<text:s/>deze manier kon onze planningsmaster rustiger werken.</text:p>
      <text:p text:style-name="Standaard">Om de moeilijkheidsgraad van ieder grafisch onderdeel te bepalen gebruikte de artiesten hun eigen verzonnen eenheid, dickpoints. Waarom? Nou onze artiesten vonden het leuk klinken. De moeilijkheid gaat<text:s/>van 5 tot en met 1, waarbij 5 het moeilijkst is en 1 het makkelijkst. De programmeurs gebruikten dagen om de moeilijkheidsgraad te bepalen. De meest simpele scripts gaven we 1 dag en de moeilijker scripts gaven gewoon meer dan 1 dag. Meestal zou dit 2 of<text:s/>drie dagen zijn. Zeer moeilijke scripts krijgen meer<text:s/>dus veel meer.</text:p>
      <text:p text:style-name="P25">Trello</text:p>
      <text:p text:style-name="Standaard">Onze Trello bevat 2 verschillende backlogs, 1 voor de artiesten en 1 voor de programmeurs. Dit heeft onze planningsmeester zo gedaan zodat het wat overzichtelijker is voor beide partijen.<text:s/>Er zijn ook 2 to do kolommen, ook waarbij de 1 van what to do this week van de artiesten zijn en de to do these next 2 weeks voor de programmeurs zijn. De reden waarom de programmeurs voor een 2 weken interval kozen is, omdat<text:s/>de programmeurs nog niet gewend zijn aan C#. En doordat we plannen voor ieder 2 weken,<text:s/>kunnen we rustig onze tijd nemen om te wennen aan C#.<text:s/></text:p>
      <text:p text:style-name="Standaard">Na de to do kolommen komt de<text:s/>Working on kolom. Dit spreekt voor zichzelf. Vervolgens komt de Done kolom en dit houd simpelweg in dat iemand klaar is met waarmee die persoon bezig was. Hierna komt de Done and Checked kolom. Hierin worden de producten van de done kolom gecheckt door of de lead dev of de lead artist. Vervolgens worden de producten in de done and checked kolom verplaatst naar de implemented kolommen. Waardoor we aangeven dat deze producten gebruikt worden in ons spel.</text:p>
      <text:p text:style-name="Standaard">Er zijn twee implemented kolommen en ieder wordt gebruikt voor of de artiest of de programmeurs.<text:s/></text:p>
      <text:p text:style-name="Standaard">De priority wordt bij ieder onderdeel aangegeven door een gekleurd balkje links in hun tag. Rood betekent dat het belangrijk is en eerst gemaakt moeten worden. Geel is wat minder belangrijk dan de rode en groen is het minst belangrijkst.</text:p>
      <text:p text:style-name="P26">UX en level design</text:p>
      <text:p text:style-name="Standaard">Om de spelers tips en advies te geven gebruiken we Nina’s denkwolken. In deze denkwolken zal Nina tegen zichzelf bepaalde dingen zeggen, die dan als tips en hints dienen<text:s/>voor de gebruiker. De levels zijn zo gedesigned dat ze constant moeilijker worden. Dit wordt bereikt door middel van lastiger puzzels, minder denkwolken, sterker en meer enemies.</text:p>
      <text:soft-page-break/>
      <text:p text:style-name="Standaard">De speler kan niet terug gaan naar de vorige levels door de opbouw van hoe<text:s/>de speler overgaat naar het volgende. De overgang wordt trouwens gedaan met een loadingscreens, misschien dat we het zonde r loadingscreens gaan maken. Waardoor het er wat seamless uitgaat zien.</text:p>
      <text:p text:style-name="Standaard">De props zoals de onderdelen van de puzzels zijn los van de omgeving. Dit zorgt ervoor dat we later de puzzels moeiteloos kunnen aanpassen naar wens.</text:p>
      <text:p text:style-name="P27">Einddoel</text:p>
      <text:p text:style-name="Standaard">Ons einddoel voor Sprint twee is dat wij een volledig werkende prototype hebben zonder geluid, maar met alle onderdelen op onze Asset list compleet. Op het moment dat onze prototype goed gekeurd is zullen wij kijken wat en hoeveel extra dingen wij erin zullen we doen. Zoals meer soorten enemies, betere puzzels en het uitbreiden van de main charac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Geenafstand" style:display-name="Geen afstand" style:family="paragraph">
      <style:paragraph-properties fo:margin-bottom="0in" fo:line-height="100%"/>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5-08-25T09:02:00Z</meta:creation-date>
    <dc:date>2015-09-08T13:26:00Z</dc:date>
    <meta:template xlink:href="Normal" xlink:type="simple"/>
    <meta:editing-cycles>66</meta:editing-cycles>
    <meta:editing-duration>PT19920S</meta:editing-duration>
    <meta:document-statistic meta:page-count="4" meta:paragraph-count="13" meta:word-count="1058" meta:character-count="6866" meta:row-count="48" meta:non-whitespace-character-count="5821"/>
  </office:meta>
</office:document-meta>
</file>